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Tahoma1" svg:font-family="Tahom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fo:margin-top="0cm" fo:margin-bottom="0cm" table:align="margins"/>
    </style:style>
    <style:style style:name="Tableau1.A" style:family="table-column">
      <style:table-column-properties style:column-width="7.001cm" style:rel-column-width="24146*"/>
    </style:style>
    <style:style style:name="Tableau1.B" style:family="table-column">
      <style:table-column-properties style:column-width="12cm" style:rel-column-width="41389*"/>
    </style:style>
    <style:style style:name="Tableau1.A1" style:family="table-cell">
      <style:table-cell-properties style:vertical-align="middle" fo:background-color="transparent" fo:padding="0.097cm" fo:border-left="0.035cm solid #000000" fo:border-right="none" fo:border-top="0.035cm solid #000000" fo:border-bottom="0.035cm solid #000000">
        <style:background-image/>
      </style:table-cell-properties>
    </style:style>
    <style:style style:name="Tableau1.B1" style:family="table-cell">
      <style:table-cell-properties style:vertical-align="middle" fo:background-color="transparent" fo:padding="0.097cm" fo:border="0.035cm solid #000000">
        <style:background-image/>
      </style:table-cell-properties>
    </style:style>
    <style:style style:name="Tableau1.A2"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au1.B2"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leau2" style:family="table">
      <style:table-properties style:width="19.001cm" fo:margin-top="0cm" fo:margin-bottom="0cm" fo:break-before="page" table:align="margins"/>
    </style:style>
    <style:style style:name="Tableau2.A" style:family="table-column">
      <style:table-column-properties style:column-width="7.001cm" style:rel-column-width="24146*"/>
    </style:style>
    <style:style style:name="Tableau2.B" style:family="table-column">
      <style:table-column-properties style:column-width="12cm" style:rel-column-width="41389*"/>
    </style:style>
    <style:style style:name="Tableau2.A1" style:family="table-cell">
      <style:table-cell-properties style:vertical-align="middle" fo:background-color="transparent" fo:padding="0.097cm" fo:border-left="0.035cm solid #000000" fo:border-right="none" fo:border-top="0.035cm solid #000000" fo:border-bottom="0.035cm solid #000000">
        <style:background-image/>
      </style:table-cell-properties>
    </style:style>
    <style:style style:name="Tableau2.B1" style:family="table-cell">
      <style:table-cell-properties style:vertical-align="middle" fo:background-color="transparent" fo:padding="0.097cm" fo:border="0.035cm solid #000000">
        <style:background-image/>
      </style:table-cell-properties>
    </style:style>
    <style:style style:name="Tableau2.A2"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au2.B2"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text-properties fo:font-size="6pt" style:font-size-asian="6pt" style:font-size-complex="6pt"/>
    </style:style>
    <style:style style:name="P2" style:family="paragraph" style:parent-style-name="Table_20_Contents">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Table_20_Contents">
      <style:paragraph-properties fo:margin-left="0.3cm" fo:margin-right="0cm" fo:text-align="start" style:justify-single-word="false" fo:text-indent="0cm" style:auto-text-indent="false"/>
      <style:text-properties style:font-name="Arial" fo:font-size="18pt" fo:font-weight="bold" style:font-size-asian="18pt" style:font-weight-asian="bold" style:font-size-complex="18pt" style:font-weight-complex="bold"/>
    </style:style>
    <style:style style:name="P4" style:family="paragraph" style:parent-style-name="Table_20_Contents">
      <style:paragraph-properties fo:margin-left="0.3cm" fo:margin-right="0cm" fo:text-indent="0cm" style:auto-text-indent="false"/>
      <style:text-properties fo:font-size="18pt" fo:background-color="#cccccc" style:font-size-asian="18pt" style:font-size-complex="18pt"/>
    </style:style>
    <style:style style:name="P5" style:family="paragraph" style:parent-style-name="Table_20_Contents">
      <style:paragraph-properties fo:margin-top="0.499cm" fo:margin-bottom="0.499cm" fo:text-align="center" style:justify-single-word="false"/>
      <style:text-properties fo:font-size="18pt" style:font-size-asian="18pt" style:font-size-complex="18pt"/>
    </style:style>
    <style:style style:name="P6" style:family="paragraph" style:parent-style-name="Table_20_Contents">
      <style:paragraph-properties fo:margin-top="0.499cm" fo:margin-bottom="0.499cm" fo:text-align="center" style:justify-single-word="false">
        <style:tab-stops/>
      </style:paragraph-properties>
      <style:text-properties fo:font-size="18pt" style:font-size-asian="18pt" style:font-size-complex="18pt"/>
    </style:style>
    <style:style style:name="P7" style:family="paragraph" style:parent-style-name="Standard">
      <style:text-properties fo:font-size="18pt" style:font-size-asian="18pt" style:font-size-complex="18pt"/>
    </style:style>
    <style:style style:name="P8" style:family="paragraph" style:parent-style-name="Standard">
      <style:paragraph-properties fo:break-before="page"/>
      <style:text-properties fo:font-size="18pt" style:font-size-asian="18pt" style:font-size-complex="18pt"/>
    </style:style>
    <style:style style:name="P9" style:family="paragraph" style:parent-style-name="Table_20_Contents">
      <style:paragraph-properties fo:text-align="center" style:justify-single-word="false"/>
      <style:text-properties style:font-name="Arial" fo:font-size="18pt" fo:font-weight="bold" style:font-size-asian="18pt" style:font-weight-asian="bold" style:font-size-complex="18pt" style:font-weight-complex="bold"/>
    </style:style>
    <style:style style:name="P10" style:family="paragraph" style:parent-style-name="Table_20_Contents">
      <style:paragraph-properties fo:margin-left="0.3cm" fo:margin-right="0cm" fo:text-align="start" style:justify-single-word="false" fo:text-indent="0cm" style:auto-text-indent="false"/>
      <style:text-properties style:font-name="Arial" fo:font-size="18pt" fo:font-weight="bold" style:font-size-asian="18pt" style:font-weight-asian="bold" style:font-size-complex="18pt" style:font-weight-complex="bold"/>
    </style:style>
    <style:style style:name="P11" style:family="paragraph" style:parent-style-name="Table_20_Contents">
      <style:paragraph-properties fo:margin-left="0.3cm" fo:margin-right="0cm" fo:text-indent="0cm" style:auto-text-indent="false"/>
      <style:text-properties fo:font-size="18pt" fo:background-color="#cccccc" style:font-size-asian="18pt" style:font-size-complex="18pt"/>
    </style:style>
    <style:style style:name="P12" style:family="paragraph" style:parent-style-name="Table_20_Contents">
      <style:paragraph-properties fo:margin-top="0.499cm" fo:margin-bottom="0.499cm" fo:text-align="center" style:justify-single-word="false"/>
      <style:text-properties fo:font-size="18pt" style:font-size-asian="18pt" style:font-size-complex="18pt"/>
    </style:style>
    <style:style style:name="P13" style:family="paragraph" style:parent-style-name="Table_20_Contents">
      <style:paragraph-properties fo:margin-top="0.499cm" fo:margin-bottom="0.499cm" fo:text-align="center" style:justify-single-word="false">
        <style:tab-stops/>
      </style:paragraph-properties>
      <style:text-properties fo:font-size="18pt" style:font-size-asian="18pt" style:font-size-complex="18pt"/>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 style:family="paragraph">
      <style:paragraph-properties text:enable-numbering="false" fo:margin-left="0cm" fo:margin-right="0cm" fo:margin-top="0cm" fo:margin-bottom="0cm" fo:line-height="100%" fo:text-indent="0cm"/>
    </style:style>
    <style:style style:name="P1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dash" draw:stroke-dash="Dash_20_23"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dash" draw:stroke-dash="Dash_20_24"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dash" draw:stroke-dash="Dash_20_25"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2cm" fo:min-width="0.309cm" fo:padding-top="0.03cm" fo:padding-bottom="0.03cm" fo:padding-left="0.049cm" fo:padding-right="0.049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1cm" fo:padding-top="0.03cm" fo:padding-bottom="0.03cm" fo:padding-left="0.049cm" fo:padding-right="0.049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2cm" fo:min-width="0.374cm" fo:padding-top="0.03cm" fo:padding-bottom="0.03cm" fo:padding-left="0.049cm" fo:padding-right="0.049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74cm" fo:padding-top="0.03cm" fo:padding-bottom="0.03cm" fo:padding-left="0.049cm" fo:padding-right="0.049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76cm" fo:padding-top="0.03cm" fo:padding-bottom="0.03cm" fo:padding-left="0.049cm" fo:padding-right="0.049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42cm" fo:padding-top="0.03cm" fo:padding-bottom="0.03cm" fo:padding-left="0.049cm" fo:padding-right="0.049cm" draw:shadow="hidden" draw:shadow-offset-x="0.3cm" draw:shadow-offset-y="0.3cm" draw:shadow-color="#808080" style:run-through="foreground"/>
    </style:style>
    <style:style style:name="gr14" style:family="graphic">
      <style:graphic-properties draw:stroke="dash" draw:stroke-dash="Dash_20_28"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dash" draw:stroke-dash="Dash_20_29"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dash" draw:stroke-dash="Dash_20_30"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soli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64cm" fo:min-width="0.27cm" fo:padding-top="0.03cm" fo:padding-bottom="0.03cm" fo:padding-left="0.049cm" fo:padding-right="0.049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66cm" fo:min-width="0.3cm" fo:padding-top="0.03cm" fo:padding-bottom="0.03cm" fo:padding-left="0.049cm" fo:padding-right="0.04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64cm" fo:min-width="0.326cm" fo:padding-top="0.03cm" fo:padding-bottom="0.03cm" fo:padding-left="0.049cm" fo:padding-right="0.049cm" draw:shadow="hidden" draw:shadow-offset-x="0.3cm" draw:shadow-offset-y="0.3cm" draw:shadow-color="#808080" style:run-through="foreground"/>
    </style:style>
    <style:style style:name="gr21" style:family="graphic">
      <style:graphic-properties draw:stroke="solid" svg:stroke-width="0.009cm" svg:stroke-color="#000000" draw:marker-start="" draw:marker-start-width="0.3cm" draw:marker-start-center="false" draw:marker-end="" draw:marker-end-width="0.3cm" draw:marker-end-center="false" draw:fill="solid" draw:fill-color="#99ccff" draw:textarea-horizontal-align="center" draw:textarea-vertical-align="middle" fo:padding-top="0.004cm" fo:padding-bottom="0.004cm" fo:padding-left="0.004cm" fo:padding-right="0.004cm" draw:shadow="hidden" draw:shadow-offset-x="0.3cm" draw:shadow-offset-y="0.3cm" draw:shadow-color="#808080" style:run-through="foreground"/>
    </style:style>
    <style:style style:name="gr22" style:family="graphic">
      <style:graphic-properties draw:stroke="none" svg:stroke-width="0.009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Dash_20_31"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633cm" fo:min-width="0.425cm" fo:padding-top="0.03cm" fo:padding-bottom="0.03cm" fo:padding-left="0.049cm" fo:padding-right="0.049cm" draw:shadow="hidden" draw:shadow-offset-x="0.3cm" draw:shadow-offset-y="0.3cm" draw:shadow-color="#808080" style:run-through="foreground"/>
    </style:style>
    <style:style style:name="gr25" style:family="graphic">
      <style:graphic-properties draw:stroke="dash" draw:stroke-dash="Dash_20_32"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dash" draw:stroke-dash="Dash_20_33"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2cm" fo:min-width="0.342cm" fo:padding-top="0.03cm" fo:padding-bottom="0.03cm" fo:padding-left="0.049cm" fo:padding-right="0.049cm" draw:shadow="hidden" draw:shadow-offset-x="0.3cm" draw:shadow-offset-y="0.3cm" draw:shadow-color="#808080" style:run-through="foreground"/>
    </style:style>
    <style:style style:name="gr28" style:family="graphic">
      <style:graphic-properties draw:stroke="dash" draw:stroke-dash="Dash_20_34"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 style:family="graphic">
      <style:graphic-properties draw:stroke="dash" draw:stroke-dash="Dash_20_35"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626cm" fo:min-width="0.159cm" fo:padding-top="0.03cm" fo:padding-bottom="0.03cm" fo:padding-left="0.049cm" fo:padding-right="0.049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628cm" fo:min-width="0.422cm" fo:padding-top="0.03cm" fo:padding-bottom="0.03cm" fo:padding-left="0.049cm" fo:padding-right="0.049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626cm" fo:min-width="0.496cm" fo:padding-top="0.03cm" fo:padding-bottom="0.03cm" fo:padding-left="0.049cm" fo:padding-right="0.049cm" draw:shadow="hidden" draw:shadow-offset-x="0.3cm" draw:shadow-offset-y="0.3cm" draw:shadow-color="#808080" style:run-through="foreground"/>
    </style:style>
    <style:style style:name="gr33" style:family="graphic">
      <style:graphic-properties style:run-through="foreground" style:wrap="run-through" style:number-wrapped-paragraphs="no-limit" style:vertical-pos="middle" style:vertical-rel="baseline" style:horizontal-pos="from-left" style:horizontal-rel="paragraph"/>
    </style:style>
    <style:style style:name="gr34"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5"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6" style:family="graphic">
      <style:graphic-properties draw:stroke="dash" draw:stroke-dash="Dash_20_36"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dash" draw:stroke-dash="Dash_20_37"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33cm" fo:padding-top="0.03cm" fo:padding-bottom="0.03cm" fo:padding-left="0.049cm" fo:padding-right="0.049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33cm" fo:padding-top="0.03cm" fo:padding-bottom="0.03cm" fo:padding-left="0.049cm" fo:padding-right="0.049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4cm" fo:padding-top="0.03cm" fo:padding-bottom="0.03cm" fo:padding-left="0.049cm" fo:padding-right="0.049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4cm" fo:padding-top="0.03cm" fo:padding-bottom="0.03cm" fo:padding-left="0.049cm" fo:padding-right="0.049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67cm" fo:padding-top="0.03cm" fo:padding-bottom="0.03cm" fo:padding-left="0.049cm" fo:padding-right="0.049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1.374cm" fo:padding-top="0.03cm" fo:padding-bottom="0.03cm" fo:padding-left="0.049cm" fo:padding-right="0.049cm" draw:shadow="hidden" draw:shadow-offset-x="0.3cm" draw:shadow-offset-y="0.3cm" draw:shadow-color="#808080" style:run-through="foreground"/>
    </style:style>
    <style:style style:name="gr45"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46"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47" style:family="graphic">
      <style:graphic-properties draw:stroke="dash" draw:stroke-dash="Dash_20_36"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 style:family="graphic">
      <style:graphic-properties draw:stroke="dash" draw:stroke-dash="Dash_20_37"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33cm" fo:padding-top="0.03cm" fo:padding-bottom="0.03cm" fo:padding-left="0.049cm" fo:padding-right="0.049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33cm" fo:padding-top="0.03cm" fo:padding-bottom="0.03cm" fo:padding-left="0.049cm" fo:padding-right="0.049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4cm" fo:padding-top="0.03cm" fo:padding-bottom="0.03cm" fo:padding-left="0.049cm" fo:padding-right="0.049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4cm" fo:padding-top="0.03cm" fo:padding-bottom="0.03cm" fo:padding-left="0.049cm" fo:padding-right="0.049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67cm" fo:padding-top="0.03cm" fo:padding-bottom="0.03cm" fo:padding-left="0.049cm" fo:padding-right="0.049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1.374cm" fo:padding-top="0.03cm" fo:padding-bottom="0.03cm" fo:padding-left="0.049cm" fo:padding-right="0.04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2">Figure</text:p>
          </table:table-cell>
          <table:table-cell table:style-name="Tableau1.B1" office:value-type="string">
            <text:p text:style-name="P3">Propriété</text:p>
          </table:table-cell>
        </table:table-row>
        <table:table-row>
          <table:table-cell table:style-name="Tableau1.A2" office:value-type="string">
            <text:p text:style-name="P5"><draw:g text:anchor-type="as-char" draw:z-index="0" draw:style-name="gr1"><draw:line draw:style-name="gr2" draw:text-style-name="P14" svg:x1="0cm" svg:y1="1.157cm" svg:x2="6.001cm" svg:y2="0.405cm"><text:p/></draw:line><draw:line draw:style-name="gr2" draw:text-style-name="P14" svg:x1="0cm" svg:y1="2.719cm" svg:x2="6.001cm" svg:y2="1.939cm"><text:p/></draw:line><draw:g draw:style-name="gr3"><draw:line draw:style-name="gr4" draw:text-style-name="P14" svg:x1="0.569cm" svg:y1="1.098cm" svg:x2="5.49cm" svg:y2="2cm"><text:p/></draw:line><draw:line draw:style-name="gr5" draw:text-style-name="P14" svg:x1="3.598cm" svg:y1="0.704cm" svg:x2="2.46cm" svg:y2="2.387cm"><text:p/></draw:line><draw:line draw:style-name="gr6" draw:text-style-name="P14" svg:x1="4.739cm" svg:y1="0.555cm" svg:x2="1.319cm" svg:y2="2.538cm"><text:p/></draw:line></draw:g><draw:line draw:style-name="gr7" draw:text-style-name="P14" svg:x1="3.045cm" svg:y1="1.597cm" svg:x2="3.039cm" svg:y2="1.519cm"><text:p/></draw:line><draw:frame draw:style-name="gr8" draw:text-style-name="P16" svg:width="0.408cm" svg:height="0.583cm" svg:x="0.183cm" svg:y="0.529cm"><draw:text-box><text:p text:style-name="P15"><text:span text:style-name="T1">A</text:span></text:p></draw:text-box></draw:frame><draw:frame draw:style-name="gr9" draw:text-style-name="P16" svg:width="0.41cm" svg:height="0.585cm" svg:x="3.441cm" svg:y="0.129cm"><draw:text-box><text:p text:style-name="P15"><text:span text:style-name="T1">B</text:span></text:p></draw:text-box></draw:frame><draw:frame draw:style-name="gr9" draw:text-style-name="P16" svg:width="0.41cm" svg:height="0.585cm" svg:x="4.628cm" svg:y="0cm"><draw:text-box><text:p text:style-name="P15"><text:span text:style-name="T1">C</text:span></text:p></draw:text-box></draw:frame><draw:frame draw:style-name="gr10" draw:text-style-name="P16" svg:width="0.473cm" svg:height="0.583cm" svg:x="5.449cm" svg:y="2.053cm"><draw:text-box><text:p text:style-name="P15"><text:span text:style-name="T1">A'</text:span></text:p></draw:text-box></draw:frame><draw:frame draw:style-name="gr11" draw:text-style-name="P16" svg:width="0.473cm" svg:height="0.585cm" svg:x="2.267cm" svg:y="2.485cm"><draw:text-box><text:p text:style-name="P15"><text:span text:style-name="T1">B'</text:span></text:p></draw:text-box></draw:frame><draw:frame draw:style-name="gr12" draw:text-style-name="P16" svg:width="0.475cm" svg:height="0.585cm" svg:x="0.977cm" svg:y="2.616cm"><draw:text-box><text:p text:style-name="P15"><text:span text:style-name="T1">C'</text:span></text:p></draw:text-box></draw:frame><draw:frame draw:style-name="gr13" draw:text-style-name="P16" svg:width="0.442cm" svg:height="0.585cm" svg:x="3.387cm" svg:y="1.199cm"><draw:text-box><text:p text:style-name="P15"><text:span text:style-name="T1">O</text:span></text:p></draw:text-box></draw:frame></draw:g></text:p>
          </table:table-cell>
          <table:table-cell table:style-name="Tableau1.B2" office:value-type="string">
            <text:p text:style-name="P4"/>
          </table:table-cell>
        </table:table-row>
        <table:table-row>
          <table:table-cell table:style-name="Tableau1.A2" office:value-type="string">
            <text:p text:style-name="P5"><draw:g text:anchor-type="as-char" draw:z-index="5" draw:style-name="gr33"><draw:line draw:style-name="gr34" draw:text-style-name="P14" svg:x1="0.286cm" svg:y1="1.154cm" svg:x2="4.741cm" svg:y2="0.597cm"><text:p/></draw:line><draw:line draw:style-name="gr35" draw:text-style-name="P14" svg:x1="1.089cm" svg:y1="2.695cm" svg:x2="5.526cm" svg:y2="2.118cm"><text:p/></draw:line><draw:line draw:style-name="gr36" draw:text-style-name="P14" svg:x1="0.333cm" svg:y1="1.162cm" svg:x2="5.534cm" svg:y2="2.113cm"><text:p/></draw:line><draw:line draw:style-name="gr37" draw:text-style-name="P14" svg:x1="4.737cm" svg:y1="0.588cm" svg:x2="1.122cm" svg:y2="2.682cm"><text:p/></draw:line><draw:line draw:style-name="gr38" draw:text-style-name="P14" svg:x1="2.94cm" svg:y1="1.674cm" svg:x2="2.935cm" svg:y2="1.592cm"><text:p/></draw:line><draw:frame draw:style-name="gr39" draw:text-style-name="P16" svg:width="0.433cm" svg:height="0.616cm" svg:x="0cm" svg:y="0.552cm"><draw:text-box><text:p text:style-name="P15"><text:span text:style-name="T1">A</text:span></text:p></draw:text-box></draw:frame><draw:frame draw:style-name="gr40" draw:text-style-name="P16" svg:width="0.433cm" svg:height="0.616cm" svg:x="4.683cm" svg:y="0cm"><draw:text-box><text:p text:style-name="P15"><text:span text:style-name="T1">B</text:span></text:p></draw:text-box></draw:frame><draw:frame draw:style-name="gr41" draw:text-style-name="P16" svg:width="0.5cm" svg:height="0.616cm" svg:x="5.502cm" svg:y="2.076cm"><draw:text-box><text:p text:style-name="P15"><text:span text:style-name="T1">A'</text:span></text:p></draw:text-box></draw:frame><draw:frame draw:style-name="gr42" draw:text-style-name="P16" svg:width="0.5cm" svg:height="0.616cm" svg:x="0.771cm" svg:y="2.755cm"><draw:text-box><text:p text:style-name="P15"><text:span text:style-name="T1">B'</text:span></text:p></draw:text-box></draw:frame><draw:frame draw:style-name="gr43" draw:text-style-name="P16" svg:width="0.466cm" svg:height="0.616cm" svg:x="3.32cm" svg:y="1.226cm"><draw:text-box><text:p text:style-name="P15"><text:span text:style-name="T1">O</text:span></text:p></draw:text-box></draw:frame><draw:frame draw:style-name="gr44" draw:text-style-name="P16" svg:width="1.474cm" svg:height="0.616cm" draw:transform="rotate (0.126361837844366) translate (1.77447222222222cm 0.397597222222222cm)"><draw:text-box><text:p text:style-name="P15"><text:span text:style-name="T1">3 cm</text:span></text:p></draw:text-box></draw:frame></draw:g></text:p>
          </table:table-cell>
          <table:table-cell table:style-name="Tableau1.B2" office:value-type="string">
            <text:p text:style-name="P4"/>
          </table:table-cell>
        </table:table-row>
        <table:table-row>
          <table:table-cell table:style-name="Tableau1.A2" office:value-type="string">
            <text:p text:style-name="P5"><draw:g text:anchor-type="as-char" draw:z-index="1" draw:style-name="gr1"><draw:g draw:style-name="gr3"><draw:line draw:style-name="gr2" draw:text-style-name="P14" svg:x1="0.39cm" svg:y1="1.942cm" svg:x2="1.013cm" svg:y2="2.758cm"><text:p/></draw:line><draw:line draw:style-name="gr2" draw:text-style-name="P14" svg:x1="4.91cm" svg:y1="0.474cm" svg:x2="5.533cm" svg:y2="1.29cm"><text:p/></draw:line><draw:line draw:style-name="gr2" draw:text-style-name="P14" svg:x1="1.473cm" svg:y1="1.102cm" svg:x2="0.39cm" svg:y2="1.943cm"><text:p/></draw:line><draw:line draw:style-name="gr2" draw:text-style-name="P14" svg:x1="5.533cm" svg:y1="1.29cm" svg:x2="4.45cm" svg:y2="2.131cm"><text:p/></draw:line></draw:g><draw:g draw:style-name="gr3"><draw:line draw:style-name="gr14" draw:text-style-name="P14" svg:x1="1.012cm" svg:y1="2.756cm" svg:x2="4.91cm" svg:y2="0.474cm"><text:p/></draw:line><draw:line draw:style-name="gr15" draw:text-style-name="P14" svg:x1="5.533cm" svg:y1="1.29cm" svg:x2="0.39cm" svg:y2="1.94cm"><text:p/></draw:line><draw:line draw:style-name="gr16" draw:text-style-name="P14" svg:x1="4.45cm" svg:y1="2.133cm" svg:x2="1.472cm" svg:y2="1.102cm"><text:p/></draw:line></draw:g><draw:line draw:style-name="gr7" draw:text-style-name="P14" svg:x1="2.967cm" svg:y1="1.595cm" svg:x2="2.962cm" svg:y2="1.652cm"><text:p/></draw:line><draw:polyline draw:style-name="gr17" draw:text-style-name="P14" svg:width="0.148cm" svg:height="0.489cm" svg:x="5.177cm" svg:y="1.021cm" svg:viewBox="0 0 149 490" draw:points="77,490 57,464 42,437 27,408 15,375 8,344 2,311 0,277 2,242 8,210 15,177 27,147 42,117 57,90 77,65 100,40 125,19 149,0"><text:p/></draw:polyline><draw:polyline draw:style-name="gr17" draw:text-style-name="P14" svg:width="0.148cm" svg:height="0.491cm" svg:x="0.582cm" svg:y="1.725cm" svg:viewBox="0 0 149 492" draw:points="73,0 92,27 107,53 122,82 133,115 142,147 147,179 149,214 147,248 142,280 133,312 122,345 107,374 92,400 73,427 50,450 25,472 0,492"><text:p/></draw:polyline><draw:frame draw:style-name="gr18" draw:text-style-name="P16" svg:width="0.369cm" svg:height="0.525cm" svg:x="0.824cm" svg:y="2.817cm"><draw:text-box><text:p text:style-name="P15"><text:span text:style-name="T1">A</text:span></text:p></draw:text-box></draw:frame><draw:frame draw:style-name="gr18" draw:text-style-name="P16" svg:width="0.369cm" svg:height="0.525cm" svg:x="0cm" svg:y="1.667cm"><draw:text-box><text:p text:style-name="P15"><text:span text:style-name="T1">B</text:span></text:p></draw:text-box></draw:frame><draw:frame draw:style-name="gr18" draw:text-style-name="P16" svg:width="0.369cm" svg:height="0.525cm" svg:x="1.289cm" svg:y="0.607cm"><draw:text-box><text:p text:style-name="P15"><text:span text:style-name="T1">C</text:span></text:p></draw:text-box></draw:frame><draw:frame draw:style-name="gr19" draw:text-style-name="P16" svg:width="0.399cm" svg:height="0.526cm" svg:x="2.753cm" svg:y="1.067cm"><draw:text-box><text:p text:style-name="P15"><text:span text:style-name="T1">O</text:span></text:p></draw:text-box></draw:frame><draw:frame draw:style-name="gr20" draw:text-style-name="P16" svg:width="0.426cm" svg:height="0.525cm" svg:x="4.313cm" svg:y="2.143cm"><draw:text-box><text:p text:style-name="P15"><text:span text:style-name="T1">C'</text:span></text:p></draw:text-box></draw:frame><draw:frame draw:style-name="gr20" draw:text-style-name="P16" svg:width="0.426cm" svg:height="0.525cm" svg:x="4.75cm" svg:y="0cm"><draw:text-box><text:p text:style-name="P15"><text:span text:style-name="T1">A'</text:span></text:p></draw:text-box></draw:frame><draw:frame draw:style-name="gr20" draw:text-style-name="P16" svg:width="0.426cm" svg:height="0.525cm" svg:x="5.577cm" svg:y="1.072cm"><draw:text-box><text:p text:style-name="P15"><text:span text:style-name="T1">B'</text:span></text:p></draw:text-box></draw:frame></draw:g></text:p>
          </table:table-cell>
          <table:table-cell table:style-name="Tableau1.B2" office:value-type="string">
            <text:p text:style-name="P4"/>
          </table:table-cell>
        </table:table-row>
        <table:table-row>
          <table:table-cell table:style-name="Tableau1.A2" office:value-type="string">
            <text:p text:style-name="P5"><draw:g text:anchor-type="as-char" draw:z-index="2" draw:style-name="gr1"><draw:line draw:style-name="gr21" draw:text-style-name="P14" svg:x1="0cm" svg:y1="1.15cm" svg:x2="1.573cm" svg:y2="1.15cm"><text:p/></draw:line><draw:line draw:style-name="gr21" draw:text-style-name="P14" svg:x1="4.428cm" svg:y1="1.469cm" svg:x2="6.001cm" svg:y2="1.469cm"><text:p/></draw:line><draw:polygon draw:style-name="gr22" draw:text-style-name="P14" svg:width="1.572cm" svg:height="2.297cm" svg:x="0cm" svg:y="0cm" svg:viewBox="0 0 1573 2298" draw:points="1573,2298 0,2298 0,1150 786,0 1573,1150"><text:p/></draw:polygon><draw:polyline draw:style-name="gr2" draw:text-style-name="P14" svg:width="1.572cm" svg:height="2.297cm" svg:x="0cm" svg:y="0cm" svg:viewBox="0 0 1573 2298" draw:points="1573,2298 0,2298 0,1150 786,0 1573,1150 1573,2298"><text:p/></draw:polyline><draw:polygon draw:style-name="gr22" draw:text-style-name="P14" svg:width="1.572cm" svg:height="2.295cm" svg:x="4.428cm" svg:y="0.314cm" svg:viewBox="0 0 1573 2296" draw:points="786,2296 0,1147 0,0 1573,0 1573,1147"><text:p/></draw:polygon><draw:polyline draw:style-name="gr2" draw:text-style-name="P14" svg:width="1.572cm" svg:height="2.295cm" svg:x="4.428cm" svg:y="0.314cm" svg:viewBox="0 0 1573 2296" draw:points="786,2296 0,1147 0,0 1573,0 1573,1147 786,2296"><text:p/></draw:polyline><draw:line draw:style-name="gr23" draw:text-style-name="P14" svg:x1="1.573cm" svg:y1="1.15cm" svg:x2="4.428cm" svg:y2="1.463cm"><text:p/></draw:line><draw:line draw:style-name="gr7" draw:text-style-name="P14" svg:x1="3.035cm" svg:y1="1.332cm" svg:x2="2.969cm" svg:y2="1.296cm"><text:p/></draw:line><draw:frame draw:style-name="gr24" draw:text-style-name="P16" svg:width="0.525cm" svg:height="0.694cm" svg:x="2.739cm" svg:y="0.614cm"><draw:text-box><text:p text:style-name="P15"><text:span text:style-name="T1">O</text:span></text:p></draw:text-box></draw:frame></draw:g></text:p>
          </table:table-cell>
          <table:table-cell table:style-name="Tableau1.B2" office:value-type="string">
            <text:p text:style-name="P4"/>
          </table:table-cell>
        </table:table-row>
        <table:table-row>
          <table:table-cell table:style-name="Tableau1.A2" office:value-type="string">
            <text:p text:style-name="P5"><draw:g text:anchor-type="as-char" draw:z-index="3" draw:style-name="gr1"><draw:g draw:style-name="gr3"><draw:line draw:style-name="gr2" draw:text-style-name="P14" svg:x1="0cm" svg:y1="1.028cm" svg:x2="4.217cm" svg:y2="0.5cm"><text:p/></draw:line><draw:line draw:style-name="gr2" draw:text-style-name="P14" svg:x1="1.943cm" svg:y1="2.338cm" svg:x2="6.001cm" svg:y2="1.81cm"><text:p/></draw:line></draw:g><draw:g draw:style-name="gr3"><draw:line draw:style-name="gr25" draw:text-style-name="P14" svg:x1="0.569cm" svg:y1="0.971cm" svg:x2="5.49cm" svg:y2="1.872cm"><text:p/></draw:line><draw:line draw:style-name="gr26" draw:text-style-name="P14" svg:x1="3.598cm" svg:y1="0.577cm" svg:x2="2.46cm" svg:y2="2.261cm"><text:p/></draw:line></draw:g><draw:line draw:style-name="gr7" draw:text-style-name="P14" svg:x1="3.045cm" svg:y1="1.471cm" svg:x2="3.039cm" svg:y2="1.393cm"><text:p/></draw:line><draw:frame draw:style-name="gr9" draw:text-style-name="P16" svg:width="0.41cm" svg:height="0.585cm" svg:x="0.183cm" svg:y="0.4cm"><draw:text-box><text:p text:style-name="P15"><text:span text:style-name="T1">A</text:span></text:p></draw:text-box></draw:frame><draw:frame draw:style-name="gr9" draw:text-style-name="P16" svg:width="0.41cm" svg:height="0.585cm" svg:x="3.441cm" svg:y="0cm"><draw:text-box><text:p text:style-name="P15"><text:span text:style-name="T1">B</text:span></text:p></draw:text-box></draw:frame><draw:frame draw:style-name="gr12" draw:text-style-name="P16" svg:width="0.475cm" svg:height="0.585cm" svg:x="5.449cm" svg:y="1.924cm"><draw:text-box><text:p text:style-name="P15"><text:span text:style-name="T1">A'</text:span></text:p></draw:text-box></draw:frame><draw:frame draw:style-name="gr11" draw:text-style-name="P16" svg:width="0.473cm" svg:height="0.585cm" svg:x="2.267cm" svg:y="2.357cm"><draw:text-box><text:p text:style-name="P15"><text:span text:style-name="T1">B'</text:span></text:p></draw:text-box></draw:frame><draw:frame draw:style-name="gr27" draw:text-style-name="P16" svg:width="0.442cm" svg:height="0.583cm" svg:x="3.291cm" svg:y="0.984cm"><draw:text-box><text:p text:style-name="P15"><text:span text:style-name="T1">O</text:span></text:p></draw:text-box></draw:frame></draw:g></text:p>
          </table:table-cell>
          <table:table-cell table:style-name="Tableau1.B2" office:value-type="string">
            <text:p text:style-name="P4"/>
          </table:table-cell>
        </table:table-row>
        <table:table-row>
          <table:table-cell table:style-name="Tableau1.A2" office:value-type="string">
            <text:p text:style-name="P6"><draw:g text:anchor-type="as-char" draw:z-index="4" draw:style-name="gr1"><draw:polyline draw:style-name="gr2" draw:text-style-name="P14" svg:width="2.325cm" svg:height="2.319cm" svg:x="0cm" svg:y="0cm" svg:viewBox="0 0 2326 2320" draw:points="2326,1161 2323,1104 2321,1043 2313,989 2303,931 2290,873 2273,820 2256,764 2236,712 2211,660 2185,607 2156,556 2123,510 2090,460 2056,415 2015,372 1976,333 1933,292 1889,252 1844,219 1793,187 1746,154 1697,130 1644,102 1589,79 1537,59 1479,45 1423,30 1367,17 1309,10 1252,3 1194,0 1137,0 1076,3 1020,7 965,17 906,27 850,42 795,59 742,79 687,102 635,125 585,154 534,185 484,217 439,252 395,290 353,330 312,369 272,412 238,457 205,504 173,552 143,604 115,654 92,706 69,759 52,817 37,872 25,926 13,984 6,1042 3,1098 0,1156 3,1213 6,1274 13,1328 23,1386 35,1444 50,1498 69,1553 91,1605 112,1658 140,1710 167,1761 200,1810 235,1857 271,1902 310,1945 347,1987 389,2027 435,2065 482,2099 530,2132 579,2163 630,2190 683,2215 735,2236 789,2258 844,2275 902,2289 957,2300 1014,2310 1072,2314 1129,2320 1190,2320 1246,2314 1304,2310 1361,2302 1416,2289 1474,2278 1530,2259 1583,2239 1636,2217 1688,2193 1741,2164 1792,2135 1838,2102 1887,2068 1929,2033 1972,1993 2014,1951 2051,1908 2089,1863 2122,1815 2153,1768 2184,1718 2208,1666 2231,1612 2256,1560 2273,1506 2289,1451 2302,1393 2311,1336 2321,1278 2323,1222 2326,1164"><text:p/></draw:polyline><draw:polyline draw:style-name="gr2" draw:text-style-name="P14" svg:width="2.322cm" svg:height="2.319cm" svg:x="3.677cm" svg:y="0cm" svg:viewBox="0 0 2323 2320" draw:points="2323,1161 2323,1104 2319,1043 2311,989 2302,931 2289,873 2273,820 2253,764 2234,712 2208,660 2184,607 2153,556 2123,510 2089,460 2054,415 2014,372 1973,333 1930,292 1887,252 1841,219 1793,187 1743,154 1694,130 1642,102 1589,79 1534,59 1479,45 1423,30 1367,17 1309,10 1252,3 1194,0 1134,0 1076,3 1021,7 962,17 906,27 850,42 795,59 739,79 687,102 635,125 582,154 533,185 487,217 439,252 395,290 353,330 312,369 275,412 238,457 203,504 173,552 144,604 118,654 92,706 72,759 52,817 37,872 25,926 13,984 7,1042 3,1098 0,1156 3,1213 7,1274 13,1328 23,1386 35,1444 52,1498 69,1553 92,1605 115,1658 140,1710 170,1761 200,1810 235,1857 271,1902 307,1945 350,1987 392,2027 435,2065 482,2099 530,2132 579,2163 630,2190 683,2215 735,2236 789,2258 844,2275 899,2289 957,2300 1014,2310 1072,2314 1129,2320 1187,2320 1246,2314 1304,2310 1361,2302 1416,2289 1474,2278 1530,2259 1583,2239 1636,2217 1688,2193 1741,2164 1789,2135 1838,2102 1884,2068 1929,2033 1972,1993 2011,1951 2048,1908 2086,1863 2119,1815 2151,1768 2181,1718 2208,1666 2231,1612 2253,1560 2270,1506 2286,1451 2299,1393 2309,1336 2319,1278 2323,1222 2323,1164"><text:p/></draw:polyline><draw:g draw:style-name="gr3"><draw:line draw:style-name="gr28" draw:text-style-name="P14" svg:x1="2.122cm" svg:y1="1.832cm" svg:x2="3.891cm" svg:y2="0.492cm"><text:p/></draw:line><draw:line draw:style-name="gr29" draw:text-style-name="P14" svg:x1="1.167cm" svg:y1="1.161cm" svg:x2="4.844cm" svg:y2="1.161cm"><text:p/></draw:line></draw:g><draw:line draw:style-name="gr7" draw:text-style-name="P14" svg:x1="3.842cm" svg:y1="0.492cm" svg:x2="3.897cm" svg:y2="0.55cm"><text:p/></draw:line><draw:line draw:style-name="gr7" draw:text-style-name="P14" svg:x1="1.132cm" svg:y1="1.131cm" svg:x2="1.19cm" svg:y2="1.189cm"><text:p/></draw:line><draw:line draw:style-name="gr7" draw:text-style-name="P14" svg:x1="4.827cm" svg:y1="1.138cm" svg:x2="4.882cm" svg:y2="1.196cm"><text:p/></draw:line><draw:line draw:style-name="gr7" draw:text-style-name="P14" svg:x1="2.079cm" svg:y1="1.815cm" svg:x2="2.137cm" svg:y2="1.87cm"><text:p/></draw:line><draw:line draw:style-name="gr7" draw:text-style-name="P14" svg:x1="2.98cm" svg:y1="1.138cm" svg:x2="3.035cm" svg:y2="1.196cm"><text:p/></draw:line><draw:frame draw:style-name="gr30" draw:text-style-name="P16" svg:width="0.258cm" svg:height="0.687cm" svg:x="2.912cm" svg:y="0.637cm"><draw:text-box><text:p text:style-name="P15"><text:span text:style-name="T1">I</text:span></text:p></draw:text-box></draw:frame><draw:frame draw:style-name="gr31" draw:text-style-name="P16" svg:width="0.521cm" svg:height="0.689cm" svg:x="0.915cm" svg:y="0.637cm"><draw:text-box><text:p text:style-name="P15"><text:span text:style-name="T1">O</text:span></text:p></draw:text-box></draw:frame><draw:frame draw:style-name="gr32" draw:text-style-name="P16" svg:width="0.595cm" svg:height="0.687cm" svg:x="4.754cm" svg:y="1.236cm"><draw:text-box><text:p text:style-name="P15"><text:span text:style-name="T1">O'</text:span></text:p></draw:text-box></draw:frame></draw:g></text:p>
          </table:table-cell>
          <table:table-cell table:style-name="Tableau1.B2" office:value-type="string">
            <text:p text:style-name="P4"/>
          </table:table-cell>
        </table:table-row>
      </table:table>
      <text:p text:style-name="P7"/>
      <table:table table:name="Tableau2" table:style-name="Tableau2">
        <table:table-column table:style-name="Tableau2.A"/>
        <table:table-column table:style-name="Tableau2.B"/>
        <table:table-row>
          <table:table-cell table:style-name="Tableau2.A1" office:value-type="string">
            <text:p text:style-name="P2">Figure</text:p>
          </table:table-cell>
          <table:table-cell table:style-name="Tableau2.B1" office:value-type="string">
            <text:p text:style-name="P3">Propriété</text:p>
          </table:table-cell>
        </table:table-row>
        <table:table-row>
          <table:table-cell table:style-name="Tableau2.A2" office:value-type="string">
            <text:p text:style-name="P5"><draw:g text:anchor-type="as-char" draw:z-index="6" draw:style-name="gr1"><draw:line draw:style-name="gr2" draw:text-style-name="P14" svg:x1="0cm" svg:y1="1.157cm" svg:x2="6.001cm" svg:y2="0.405cm"><text:p/></draw:line><draw:line draw:style-name="gr2" draw:text-style-name="P14" svg:x1="0cm" svg:y1="2.719cm" svg:x2="6.001cm" svg:y2="1.939cm"><text:p/></draw:line><draw:g draw:style-name="gr3"><draw:line draw:style-name="gr4" draw:text-style-name="P14" svg:x1="0.569cm" svg:y1="1.098cm" svg:x2="5.49cm" svg:y2="2cm"><text:p/></draw:line><draw:line draw:style-name="gr5" draw:text-style-name="P14" svg:x1="3.598cm" svg:y1="0.704cm" svg:x2="2.46cm" svg:y2="2.387cm"><text:p/></draw:line><draw:line draw:style-name="gr6" draw:text-style-name="P14" svg:x1="4.739cm" svg:y1="0.555cm" svg:x2="1.319cm" svg:y2="2.538cm"><text:p/></draw:line></draw:g><draw:line draw:style-name="gr7" draw:text-style-name="P14" svg:x1="3.045cm" svg:y1="1.597cm" svg:x2="3.039cm" svg:y2="1.519cm"><text:p/></draw:line><draw:frame draw:style-name="gr8" draw:text-style-name="P16" svg:width="0.408cm" svg:height="0.583cm" svg:x="0.183cm" svg:y="0.529cm"><draw:text-box><text:p text:style-name="P15"><text:span text:style-name="T1">A</text:span></text:p></draw:text-box></draw:frame><draw:frame draw:style-name="gr9" draw:text-style-name="P16" svg:width="0.41cm" svg:height="0.585cm" svg:x="3.441cm" svg:y="0.129cm"><draw:text-box><text:p text:style-name="P15"><text:span text:style-name="T1">B</text:span></text:p></draw:text-box></draw:frame><draw:frame draw:style-name="gr9" draw:text-style-name="P16" svg:width="0.41cm" svg:height="0.585cm" svg:x="4.628cm" svg:y="0cm"><draw:text-box><text:p text:style-name="P15"><text:span text:style-name="T1">C</text:span></text:p></draw:text-box></draw:frame><draw:frame draw:style-name="gr10" draw:text-style-name="P16" svg:width="0.473cm" svg:height="0.583cm" svg:x="5.449cm" svg:y="2.053cm"><draw:text-box><text:p text:style-name="P15"><text:span text:style-name="T1">A'</text:span></text:p></draw:text-box></draw:frame><draw:frame draw:style-name="gr11" draw:text-style-name="P16" svg:width="0.473cm" svg:height="0.585cm" svg:x="2.267cm" svg:y="2.485cm"><draw:text-box><text:p text:style-name="P15"><text:span text:style-name="T1">B'</text:span></text:p></draw:text-box></draw:frame><draw:frame draw:style-name="gr12" draw:text-style-name="P16" svg:width="0.475cm" svg:height="0.585cm" svg:x="0.977cm" svg:y="2.616cm"><draw:text-box><text:p text:style-name="P15"><text:span text:style-name="T1">C'</text:span></text:p></draw:text-box></draw:frame><draw:frame draw:style-name="gr13" draw:text-style-name="P16" svg:width="0.442cm" svg:height="0.585cm" svg:x="3.387cm" svg:y="1.199cm"><draw:text-box><text:p text:style-name="P15"><text:span text:style-name="T1">O</text:span></text:p></draw:text-box></draw:frame></draw:g></text:p>
          </table:table-cell>
          <table:table-cell table:style-name="Tableau2.B2" office:value-type="string">
            <text:p text:style-name="P4"/>
          </table:table-cell>
        </table:table-row>
        <table:table-row>
          <table:table-cell table:style-name="Tableau2.A2" office:value-type="string">
            <text:p text:style-name="P5"><draw:g text:anchor-type="as-char" draw:z-index="7" draw:style-name="gr33"><draw:line draw:style-name="gr45" draw:text-style-name="P14" svg:x1="0.286cm" svg:y1="1.154cm" svg:x2="4.741cm" svg:y2="0.597cm"><text:p/></draw:line><draw:line draw:style-name="gr46" draw:text-style-name="P14" svg:x1="1.089cm" svg:y1="2.695cm" svg:x2="5.526cm" svg:y2="2.118cm"><text:p/></draw:line><draw:line draw:style-name="gr47" draw:text-style-name="P14" svg:x1="0.333cm" svg:y1="1.162cm" svg:x2="5.534cm" svg:y2="2.113cm"><text:p/></draw:line><draw:line draw:style-name="gr48" draw:text-style-name="P14" svg:x1="4.737cm" svg:y1="0.588cm" svg:x2="1.122cm" svg:y2="2.682cm"><text:p/></draw:line><draw:line draw:style-name="gr49" draw:text-style-name="P14" svg:x1="2.94cm" svg:y1="1.674cm" svg:x2="2.935cm" svg:y2="1.592cm"><text:p/></draw:line><draw:frame draw:style-name="gr50" draw:text-style-name="P16" svg:width="0.433cm" svg:height="0.616cm" svg:x="0cm" svg:y="0.552cm"><draw:text-box><text:p text:style-name="P15"><text:span text:style-name="T1">A</text:span></text:p></draw:text-box></draw:frame><draw:frame draw:style-name="gr51" draw:text-style-name="P16" svg:width="0.433cm" svg:height="0.616cm" svg:x="4.683cm" svg:y="0cm"><draw:text-box><text:p text:style-name="P15"><text:span text:style-name="T1">B</text:span></text:p></draw:text-box></draw:frame><draw:frame draw:style-name="gr52" draw:text-style-name="P16" svg:width="0.5cm" svg:height="0.616cm" svg:x="5.502cm" svg:y="2.076cm"><draw:text-box><text:p text:style-name="P15"><text:span text:style-name="T1">A'</text:span></text:p></draw:text-box></draw:frame><draw:frame draw:style-name="gr53" draw:text-style-name="P16" svg:width="0.5cm" svg:height="0.616cm" svg:x="0.771cm" svg:y="2.755cm"><draw:text-box><text:p text:style-name="P15"><text:span text:style-name="T1">B'</text:span></text:p></draw:text-box></draw:frame><draw:frame draw:style-name="gr54" draw:text-style-name="P16" svg:width="0.466cm" svg:height="0.616cm" svg:x="3.32cm" svg:y="1.226cm"><draw:text-box><text:p text:style-name="P15"><text:span text:style-name="T1">O</text:span></text:p></draw:text-box></draw:frame><draw:frame draw:style-name="gr55" draw:text-style-name="P16" svg:width="1.474cm" svg:height="0.616cm" draw:transform="rotate (0.126361837844366) translate (1.77447222222222cm 0.397597222222222cm)"><draw:text-box><text:p text:style-name="P15"><text:span text:style-name="T1">3 cm</text:span></text:p></draw:text-box></draw:frame></draw:g></text:p>
          </table:table-cell>
          <table:table-cell table:style-name="Tableau2.B2" office:value-type="string">
            <text:p text:style-name="P4"/>
          </table:table-cell>
        </table:table-row>
        <table:table-row>
          <table:table-cell table:style-name="Tableau2.A2" office:value-type="string">
            <text:p text:style-name="P5"><draw:g text:anchor-type="as-char" draw:z-index="8" draw:style-name="gr1"><draw:g draw:style-name="gr3"><draw:line draw:style-name="gr2" draw:text-style-name="P14" svg:x1="0.39cm" svg:y1="1.942cm" svg:x2="1.013cm" svg:y2="2.758cm"><text:p/></draw:line><draw:line draw:style-name="gr2" draw:text-style-name="P14" svg:x1="4.91cm" svg:y1="0.474cm" svg:x2="5.533cm" svg:y2="1.29cm"><text:p/></draw:line><draw:line draw:style-name="gr2" draw:text-style-name="P14" svg:x1="1.473cm" svg:y1="1.102cm" svg:x2="0.39cm" svg:y2="1.943cm"><text:p/></draw:line><draw:line draw:style-name="gr2" draw:text-style-name="P14" svg:x1="5.533cm" svg:y1="1.29cm" svg:x2="4.45cm" svg:y2="2.131cm"><text:p/></draw:line></draw:g><draw:g draw:style-name="gr3"><draw:line draw:style-name="gr14" draw:text-style-name="P14" svg:x1="1.012cm" svg:y1="2.756cm" svg:x2="4.91cm" svg:y2="0.474cm"><text:p/></draw:line><draw:line draw:style-name="gr15" draw:text-style-name="P14" svg:x1="5.533cm" svg:y1="1.29cm" svg:x2="0.39cm" svg:y2="1.94cm"><text:p/></draw:line><draw:line draw:style-name="gr16" draw:text-style-name="P14" svg:x1="4.45cm" svg:y1="2.133cm" svg:x2="1.472cm" svg:y2="1.102cm"><text:p/></draw:line></draw:g><draw:line draw:style-name="gr7" draw:text-style-name="P14" svg:x1="2.967cm" svg:y1="1.595cm" svg:x2="2.962cm" svg:y2="1.652cm"><text:p/></draw:line><draw:polyline draw:style-name="gr17" draw:text-style-name="P14" svg:width="0.148cm" svg:height="0.489cm" svg:x="5.177cm" svg:y="1.021cm" svg:viewBox="0 0 149 490" draw:points="77,490 57,464 42,437 27,408 15,375 8,344 2,311 0,277 2,242 8,210 15,177 27,147 42,117 57,90 77,65 100,40 125,19 149,0"><text:p/></draw:polyline><draw:polyline draw:style-name="gr17" draw:text-style-name="P14" svg:width="0.148cm" svg:height="0.491cm" svg:x="0.582cm" svg:y="1.725cm" svg:viewBox="0 0 149 492" draw:points="73,0 92,27 107,53 122,82 133,115 142,147 147,179 149,214 147,248 142,280 133,312 122,345 107,374 92,400 73,427 50,450 25,472 0,492"><text:p/></draw:polyline><draw:frame draw:style-name="gr18" draw:text-style-name="P16" svg:width="0.369cm" svg:height="0.525cm" svg:x="0.824cm" svg:y="2.817cm"><draw:text-box><text:p text:style-name="P15"><text:span text:style-name="T1">A</text:span></text:p></draw:text-box></draw:frame><draw:frame draw:style-name="gr18" draw:text-style-name="P16" svg:width="0.369cm" svg:height="0.525cm" svg:x="0cm" svg:y="1.667cm"><draw:text-box><text:p text:style-name="P15"><text:span text:style-name="T1">B</text:span></text:p></draw:text-box></draw:frame><draw:frame draw:style-name="gr18" draw:text-style-name="P16" svg:width="0.369cm" svg:height="0.525cm" svg:x="1.289cm" svg:y="0.607cm"><draw:text-box><text:p text:style-name="P15"><text:span text:style-name="T1">C</text:span></text:p></draw:text-box></draw:frame><draw:frame draw:style-name="gr19" draw:text-style-name="P16" svg:width="0.399cm" svg:height="0.526cm" svg:x="2.753cm" svg:y="1.067cm"><draw:text-box><text:p text:style-name="P15"><text:span text:style-name="T1">O</text:span></text:p></draw:text-box></draw:frame><draw:frame draw:style-name="gr20" draw:text-style-name="P16" svg:width="0.426cm" svg:height="0.525cm" svg:x="4.313cm" svg:y="2.143cm"><draw:text-box><text:p text:style-name="P15"><text:span text:style-name="T1">C'</text:span></text:p></draw:text-box></draw:frame><draw:frame draw:style-name="gr20" draw:text-style-name="P16" svg:width="0.426cm" svg:height="0.525cm" svg:x="4.75cm" svg:y="0cm"><draw:text-box><text:p text:style-name="P15"><text:span text:style-name="T1">A'</text:span></text:p></draw:text-box></draw:frame><draw:frame draw:style-name="gr20" draw:text-style-name="P16" svg:width="0.426cm" svg:height="0.525cm" svg:x="5.577cm" svg:y="1.072cm"><draw:text-box><text:p text:style-name="P15"><text:span text:style-name="T1">B'</text:span></text:p></draw:text-box></draw:frame></draw:g></text:p>
          </table:table-cell>
          <table:table-cell table:style-name="Tableau2.B2" office:value-type="string">
            <text:p text:style-name="P4"/>
          </table:table-cell>
        </table:table-row>
        <table:table-row>
          <table:table-cell table:style-name="Tableau2.A2" office:value-type="string">
            <text:p text:style-name="P5"><draw:g text:anchor-type="as-char" draw:z-index="9" draw:style-name="gr1"><draw:line draw:style-name="gr21" draw:text-style-name="P14" svg:x1="0cm" svg:y1="1.15cm" svg:x2="1.573cm" svg:y2="1.15cm"><text:p/></draw:line><draw:line draw:style-name="gr21" draw:text-style-name="P14" svg:x1="4.428cm" svg:y1="1.469cm" svg:x2="6.001cm" svg:y2="1.469cm"><text:p/></draw:line><draw:polygon draw:style-name="gr22" draw:text-style-name="P14" svg:width="1.572cm" svg:height="2.297cm" svg:x="0cm" svg:y="0cm" svg:viewBox="0 0 1573 2298" draw:points="1573,2298 0,2298 0,1150 786,0 1573,1150"><text:p/></draw:polygon><draw:polyline draw:style-name="gr2" draw:text-style-name="P14" svg:width="1.572cm" svg:height="2.297cm" svg:x="0cm" svg:y="0cm" svg:viewBox="0 0 1573 2298" draw:points="1573,2298 0,2298 0,1150 786,0 1573,1150 1573,2298"><text:p/></draw:polyline><draw:polygon draw:style-name="gr22" draw:text-style-name="P14" svg:width="1.572cm" svg:height="2.295cm" svg:x="4.428cm" svg:y="0.314cm" svg:viewBox="0 0 1573 2296" draw:points="786,2296 0,1147 0,0 1573,0 1573,1147"><text:p/></draw:polygon><draw:polyline draw:style-name="gr2" draw:text-style-name="P14" svg:width="1.572cm" svg:height="2.295cm" svg:x="4.428cm" svg:y="0.314cm" svg:viewBox="0 0 1573 2296" draw:points="786,2296 0,1147 0,0 1573,0 1573,1147 786,2296"><text:p/></draw:polyline><draw:line draw:style-name="gr23" draw:text-style-name="P14" svg:x1="1.573cm" svg:y1="1.15cm" svg:x2="4.428cm" svg:y2="1.463cm"><text:p/></draw:line><draw:line draw:style-name="gr7" draw:text-style-name="P14" svg:x1="3.035cm" svg:y1="1.332cm" svg:x2="2.969cm" svg:y2="1.296cm"><text:p/></draw:line><draw:frame draw:style-name="gr24" draw:text-style-name="P16" svg:width="0.525cm" svg:height="0.694cm" svg:x="2.739cm" svg:y="0.614cm"><draw:text-box><text:p text:style-name="P15"><text:span text:style-name="T1">O</text:span></text:p></draw:text-box></draw:frame></draw:g></text:p>
          </table:table-cell>
          <table:table-cell table:style-name="Tableau2.B2" office:value-type="string">
            <text:p text:style-name="P4"/>
          </table:table-cell>
        </table:table-row>
        <table:table-row>
          <table:table-cell table:style-name="Tableau2.A2" office:value-type="string">
            <text:p text:style-name="P5"><draw:g text:anchor-type="as-char" draw:z-index="10" draw:style-name="gr1"><draw:g draw:style-name="gr3"><draw:line draw:style-name="gr2" draw:text-style-name="P14" svg:x1="0cm" svg:y1="1.028cm" svg:x2="4.217cm" svg:y2="0.5cm"><text:p/></draw:line><draw:line draw:style-name="gr2" draw:text-style-name="P14" svg:x1="1.943cm" svg:y1="2.338cm" svg:x2="6.001cm" svg:y2="1.81cm"><text:p/></draw:line></draw:g><draw:g draw:style-name="gr3"><draw:line draw:style-name="gr25" draw:text-style-name="P14" svg:x1="0.569cm" svg:y1="0.971cm" svg:x2="5.49cm" svg:y2="1.872cm"><text:p/></draw:line><draw:line draw:style-name="gr26" draw:text-style-name="P14" svg:x1="3.598cm" svg:y1="0.577cm" svg:x2="2.46cm" svg:y2="2.261cm"><text:p/></draw:line></draw:g><draw:line draw:style-name="gr7" draw:text-style-name="P14" svg:x1="3.045cm" svg:y1="1.471cm" svg:x2="3.039cm" svg:y2="1.393cm"><text:p/></draw:line><draw:frame draw:style-name="gr9" draw:text-style-name="P16" svg:width="0.41cm" svg:height="0.585cm" svg:x="0.183cm" svg:y="0.4cm"><draw:text-box><text:p text:style-name="P15"><text:span text:style-name="T1">A</text:span></text:p></draw:text-box></draw:frame><draw:frame draw:style-name="gr9" draw:text-style-name="P16" svg:width="0.41cm" svg:height="0.585cm" svg:x="3.441cm" svg:y="0cm"><draw:text-box><text:p text:style-name="P15"><text:span text:style-name="T1">B</text:span></text:p></draw:text-box></draw:frame><draw:frame draw:style-name="gr12" draw:text-style-name="P16" svg:width="0.475cm" svg:height="0.585cm" svg:x="5.449cm" svg:y="1.924cm"><draw:text-box><text:p text:style-name="P15"><text:span text:style-name="T1">A'</text:span></text:p></draw:text-box></draw:frame><draw:frame draw:style-name="gr11" draw:text-style-name="P16" svg:width="0.473cm" svg:height="0.585cm" svg:x="2.267cm" svg:y="2.357cm"><draw:text-box><text:p text:style-name="P15"><text:span text:style-name="T1">B'</text:span></text:p></draw:text-box></draw:frame><draw:frame draw:style-name="gr27" draw:text-style-name="P16" svg:width="0.442cm" svg:height="0.583cm" svg:x="3.291cm" svg:y="0.984cm"><draw:text-box><text:p text:style-name="P15"><text:span text:style-name="T1">O</text:span></text:p></draw:text-box></draw:frame></draw:g></text:p>
          </table:table-cell>
          <table:table-cell table:style-name="Tableau2.B2" office:value-type="string">
            <text:p text:style-name="P4"/>
          </table:table-cell>
        </table:table-row>
        <table:table-row>
          <table:table-cell table:style-name="Tableau2.A2" office:value-type="string">
            <text:p text:style-name="P6"><draw:g text:anchor-type="as-char" draw:z-index="11" draw:style-name="gr1"><draw:polyline draw:style-name="gr2" draw:text-style-name="P14" svg:width="2.325cm" svg:height="2.319cm" svg:x="0cm" svg:y="0cm" svg:viewBox="0 0 2326 2320" draw:points="2326,1161 2323,1104 2321,1043 2313,989 2303,931 2290,873 2273,820 2256,764 2236,712 2211,660 2185,607 2156,556 2123,510 2090,460 2056,415 2015,372 1976,333 1933,292 1889,252 1844,219 1793,187 1746,154 1697,130 1644,102 1589,79 1537,59 1479,45 1423,30 1367,17 1309,10 1252,3 1194,0 1137,0 1076,3 1020,7 965,17 906,27 850,42 795,59 742,79 687,102 635,125 585,154 534,185 484,217 439,252 395,290 353,330 312,369 272,412 238,457 205,504 173,552 143,604 115,654 92,706 69,759 52,817 37,872 25,926 13,984 6,1042 3,1098 0,1156 3,1213 6,1274 13,1328 23,1386 35,1444 50,1498 69,1553 91,1605 112,1658 140,1710 167,1761 200,1810 235,1857 271,1902 310,1945 347,1987 389,2027 435,2065 482,2099 530,2132 579,2163 630,2190 683,2215 735,2236 789,2258 844,2275 902,2289 957,2300 1014,2310 1072,2314 1129,2320 1190,2320 1246,2314 1304,2310 1361,2302 1416,2289 1474,2278 1530,2259 1583,2239 1636,2217 1688,2193 1741,2164 1792,2135 1838,2102 1887,2068 1929,2033 1972,1993 2014,1951 2051,1908 2089,1863 2122,1815 2153,1768 2184,1718 2208,1666 2231,1612 2256,1560 2273,1506 2289,1451 2302,1393 2311,1336 2321,1278 2323,1222 2326,1164"><text:p/></draw:polyline><draw:polyline draw:style-name="gr2" draw:text-style-name="P14" svg:width="2.322cm" svg:height="2.319cm" svg:x="3.677cm" svg:y="0cm" svg:viewBox="0 0 2323 2320" draw:points="2323,1161 2323,1104 2319,1043 2311,989 2302,931 2289,873 2273,820 2253,764 2234,712 2208,660 2184,607 2153,556 2123,510 2089,460 2054,415 2014,372 1973,333 1930,292 1887,252 1841,219 1793,187 1743,154 1694,130 1642,102 1589,79 1534,59 1479,45 1423,30 1367,17 1309,10 1252,3 1194,0 1134,0 1076,3 1021,7 962,17 906,27 850,42 795,59 739,79 687,102 635,125 582,154 533,185 487,217 439,252 395,290 353,330 312,369 275,412 238,457 203,504 173,552 144,604 118,654 92,706 72,759 52,817 37,872 25,926 13,984 7,1042 3,1098 0,1156 3,1213 7,1274 13,1328 23,1386 35,1444 52,1498 69,1553 92,1605 115,1658 140,1710 170,1761 200,1810 235,1857 271,1902 307,1945 350,1987 392,2027 435,2065 482,2099 530,2132 579,2163 630,2190 683,2215 735,2236 789,2258 844,2275 899,2289 957,2300 1014,2310 1072,2314 1129,2320 1187,2320 1246,2314 1304,2310 1361,2302 1416,2289 1474,2278 1530,2259 1583,2239 1636,2217 1688,2193 1741,2164 1789,2135 1838,2102 1884,2068 1929,2033 1972,1993 2011,1951 2048,1908 2086,1863 2119,1815 2151,1768 2181,1718 2208,1666 2231,1612 2253,1560 2270,1506 2286,1451 2299,1393 2309,1336 2319,1278 2323,1222 2323,1164"><text:p/></draw:polyline><draw:g draw:style-name="gr3"><draw:line draw:style-name="gr28" draw:text-style-name="P14" svg:x1="2.122cm" svg:y1="1.832cm" svg:x2="3.891cm" svg:y2="0.492cm"><text:p/></draw:line><draw:line draw:style-name="gr29" draw:text-style-name="P14" svg:x1="1.167cm" svg:y1="1.161cm" svg:x2="4.844cm" svg:y2="1.161cm"><text:p/></draw:line></draw:g><draw:line draw:style-name="gr7" draw:text-style-name="P14" svg:x1="3.842cm" svg:y1="0.492cm" svg:x2="3.897cm" svg:y2="0.55cm"><text:p/></draw:line><draw:line draw:style-name="gr7" draw:text-style-name="P14" svg:x1="1.132cm" svg:y1="1.131cm" svg:x2="1.19cm" svg:y2="1.189cm"><text:p/></draw:line><draw:line draw:style-name="gr7" draw:text-style-name="P14" svg:x1="4.827cm" svg:y1="1.138cm" svg:x2="4.882cm" svg:y2="1.196cm"><text:p/></draw:line><draw:line draw:style-name="gr7" draw:text-style-name="P14" svg:x1="2.079cm" svg:y1="1.815cm" svg:x2="2.137cm" svg:y2="1.87cm"><text:p/></draw:line><draw:line draw:style-name="gr7" draw:text-style-name="P14" svg:x1="2.98cm" svg:y1="1.138cm" svg:x2="3.035cm" svg:y2="1.196cm"><text:p/></draw:line><draw:frame draw:style-name="gr30" draw:text-style-name="P16" svg:width="0.258cm" svg:height="0.687cm" svg:x="2.912cm" svg:y="0.637cm"><draw:text-box><text:p text:style-name="P15"><text:span text:style-name="T1">I</text:span></text:p></draw:text-box></draw:frame><draw:frame draw:style-name="gr31" draw:text-style-name="P16" svg:width="0.521cm" svg:height="0.689cm" svg:x="0.915cm" svg:y="0.637cm"><draw:text-box><text:p text:style-name="P15"><text:span text:style-name="T1">O</text:span></text:p></draw:text-box></draw:frame><draw:frame draw:style-name="gr32" draw:text-style-name="P16" svg:width="0.595cm" svg:height="0.687cm" svg:x="4.754cm" svg:y="1.236cm"><draw:text-box><text:p text:style-name="P15"><text:span text:style-name="T1">O'</text:span></text:p></draw:text-box></draw:frame></draw:g></text:p>
          </table:table-cell>
          <table:table-cell table:style-name="Tableau2.B2" office:value-type="string">
            <text:p text:style-name="P4"/>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Tahoma1" svg:font-family="Tahom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16cm" draw:dots2="1" draw:dots2-length="0.016cm" draw:distance="0.016cm"/>
    <draw:stroke-dash draw:name="Dash_20_10" draw:display-name="Dash 10" draw:style="rect" draw:dots1="1" draw:dots1-length="0.009cm" draw:dots2="1" draw:dots2-length="0.009cm" draw:distance="0.009cm"/>
    <draw:stroke-dash draw:name="Dash_20_11" draw:display-name="Dash 11" draw:style="rect" draw:dots1="1" draw:dots1-length="0.009cm" draw:dots2="1" draw:dots2-length="0.009cm" draw:distance="0.009cm"/>
    <draw:stroke-dash draw:name="Dash_20_12" draw:display-name="Dash 12" draw:style="rect" draw:dots1="1" draw:dots1-length="0.016cm" draw:dots2="1" draw:dots2-length="0.016cm" draw:distance="0.016cm"/>
    <draw:stroke-dash draw:name="Dash_20_2" draw:display-name="Dash 2" draw:style="rect" draw:dots1="1" draw:dots1-length="0.016cm" draw:dots2="1" draw:dots2-length="0.016cm" draw:distance="0.016cm"/>
    <draw:stroke-dash draw:name="Dash_20_23" draw:display-name="Dash 23" draw:style="rect" draw:dots1="1" draw:dots1-length="0.048cm" draw:distance="0.023cm"/>
    <draw:stroke-dash draw:name="Dash_20_24" draw:display-name="Dash 24" draw:style="rect" draw:dots1="1" draw:dots1-length="0.048cm" draw:distance="0.023cm"/>
    <draw:stroke-dash draw:name="Dash_20_25" draw:display-name="Dash 25" draw:style="rect" draw:dots1="1" draw:dots1-length="0.048cm" draw:distance="0.023cm"/>
    <draw:stroke-dash draw:name="Dash_20_26" draw:display-name="Dash 26" draw:style="rect" draw:dots1="1" draw:dots1-length="0.048cm" draw:distance="0.023cm"/>
    <draw:stroke-dash draw:name="Dash_20_27" draw:display-name="Dash 27" draw:style="rect" draw:dots1="1" draw:dots1-length="0.048cm" draw:distance="0.023cm"/>
    <draw:stroke-dash draw:name="Dash_20_28" draw:display-name="Dash 28" draw:style="rect" draw:dots1="1" draw:dots1-length="0.048cm" draw:distance="0.023cm"/>
    <draw:stroke-dash draw:name="Dash_20_29" draw:display-name="Dash 29" draw:style="rect" draw:dots1="1" draw:dots1-length="0.048cm" draw:distance="0.023cm"/>
    <draw:stroke-dash draw:name="Dash_20_3" draw:display-name="Dash 3" draw:style="rect" draw:dots1="1" draw:dots1-length="0.016cm" draw:dots2="1" draw:dots2-length="0.016cm" draw:distance="0.016cm"/>
    <draw:stroke-dash draw:name="Dash_20_30" draw:display-name="Dash 30" draw:style="rect" draw:dots1="1" draw:dots1-length="0.048cm" draw:distance="0.023cm"/>
    <draw:stroke-dash draw:name="Dash_20_31" draw:display-name="Dash 31" draw:style="rect" draw:dots1="1" draw:dots1-length="0.048cm" draw:distance="0.023cm"/>
    <draw:stroke-dash draw:name="Dash_20_32" draw:display-name="Dash 32" draw:style="rect" draw:dots1="1" draw:dots1-length="0.048cm" draw:distance="0.023cm"/>
    <draw:stroke-dash draw:name="Dash_20_33" draw:display-name="Dash 33" draw:style="rect" draw:dots1="1" draw:dots1-length="0.048cm" draw:distance="0.023cm"/>
    <draw:stroke-dash draw:name="Dash_20_34" draw:display-name="Dash 34" draw:style="rect" draw:dots1="1" draw:dots1-length="0.048cm" draw:distance="0.023cm"/>
    <draw:stroke-dash draw:name="Dash_20_35" draw:display-name="Dash 35" draw:style="rect" draw:dots1="1" draw:dots1-length="0.048cm" draw:distance="0.023cm"/>
    <draw:stroke-dash draw:name="Dash_20_36" draw:display-name="Dash 36" draw:style="rect" draw:dots1="1" draw:dots1-length="0.027cm" draw:distance="0.013cm"/>
    <draw:stroke-dash draw:name="Dash_20_37" draw:display-name="Dash 37" draw:style="rect" draw:dots1="1" draw:dots1-length="0.027cm" draw:distance="0.013cm"/>
    <draw:stroke-dash draw:name="Dash_20_4" draw:display-name="Dash 4" draw:style="rect" draw:dots1="1" draw:dots1-length="0.016cm" draw:dots2="1" draw:dots2-length="0.016cm" draw:distance="0.016cm"/>
    <draw:stroke-dash draw:name="Dash_20_5" draw:display-name="Dash 5" draw:style="rect" draw:dots1="1" draw:dots1-length="0.016cm" draw:dots2="1" draw:dots2-length="0.016cm" draw:distance="0.016cm"/>
    <draw:stroke-dash draw:name="Dash_20_8" draw:display-name="Dash 8" draw:style="rect" draw:dots1="1" draw:dots1-length="0.009cm" draw:dots2="1" draw:dots2-length="0.009cm" draw:distance="0.009cm"/>
    <draw:stroke-dash draw:name="Dash_20_9" draw:display-name="Dash 9" draw:style="rect" draw:dots1="1" draw:dots1-length="0.009cm" draw:dots2="1" draw:dots2-length="0.009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top="0cm" fo:margin-bottom="0.199cm" style:page-number="auto" fo:background-color="transparent" fo:padding="0cm" fo:border-left="none" fo:border-right="none" fo:border-top="none" fo:border-bottom="0.018cm solid #000000" style:shadow="none" text:number-lines="false" text:line-number="0">
        <style:tab-stops/>
        <style:background-image/>
      </style:paragraph-properties>
      <style:text-properties fo:text-transform="uppercase" style:font-name="Arial"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fo:text-indent="0cm" style:auto-text-indent="false" style:page-number="auto" fo:background-color="transparent" style:shadow="none">
        <style:tab-stops/>
        <style:background-image/>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cm" fo:margin-bottom="0.199cm" fo:background-color="transparent" style:shadow="none">
        <style:tab-stops/>
        <style:background-image/>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re_20_Chapitre" style:display-name="Titre Chapitre" style:family="paragraph" style:parent-style-name="Standard" style:next-style-name="Standard" style:class="text">
      <style:paragraph-properties fo:padding="0cm" fo:border-left="none" fo:border-right="none" fo:border-top="none" fo:border-bottom="0.018cm solid #000000" style:shadow="none"/>
      <style:text-properties fo:text-transform="uppercase" style:font-name="Arial" fo:font-size="20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Numbering_20_4" style:class="text">
      <style:paragraph-properties fo:margin-top="0cm" fo:margin-bottom="0.199cm"/>
      <style:text-properties fo:text-transform="uppercase" style:font-name="Arial1" fo:font-size="14pt" fo:font-style="italic" fo:font-weight="bold"/>
    </style:style>
    <style:style style:name="Titre_20_1_29_" style:display-name="Titre 1)" style:family="paragraph" style:parent-style-name="Standard" style:next-style-name="Standard" style:auto-update="true" style:list-style-name="Numbering_20_1" style:class="text" style:master-page-name="">
      <style:paragraph-properties fo:margin-top="0cm" fo:margin-bottom="0.199cm" style:page-number="auto"/>
      <style:text-properties style:font-name="Arial" fo:font-size="13pt"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paragraph-properties fo:margin-top="0cm" fo:margin-bottom="0.101cm"/>
      <style:text-properties style:font-name="Arial" fo:font-size="11pt" fo:font-style="italic" style:font-size-asian="11pt" style:font-style-asian="italic" style:font-size-complex="11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list-style style:name="List_20_1" style:display-name="List 1">
      <text:list-level-style-bullet text:level="1" text:style-name="Numbering_20_Symbols" text:bullet-char="●">
        <style:list-level-properties text:min-label-width="0.4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6pt" style:font-size-asian="6pt" style:font-size-complex="6pt"/>
    </style:style>
    <style:page-layout style:name="Mpm1">
      <style:page-layout-properties fo:page-width="21.001cm" fo:page-height="29.7cm" style:num-format="1" style:print-orientation="portrait" fo:margin-top="0.7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cm" style:dynamic-spacing="fals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Thibaud FONTANET</meta:initial-creator>
    <meta:creation-date>2006-09-10T11:53:40</meta:creation-date>
    <dc:date>2010-10-09T00:20:45.81</dc:date>
    <meta:print-date>2007-09-09T00:22:22</meta:print-date>
    <dc:language>fr-FR</dc:language>
    <meta:editing-cycles>79</meta:editing-cycles>
    <meta:editing-duration>PT26H05M45S</meta:editing-duration>
    <dc:creator>Véronique et Thibaud FONTANET</dc:creator>
    <meta:document-statistic meta:table-count="2" meta:image-count="0" meta:object-count="0" meta:page-count="2" meta:paragraph-count="16" meta:word-count="4" meta:character-count="42"/>
    <meta:user-defined meta:name="Info 1"/>
    <meta:user-defined meta:name="Info 2"/>
    <meta:user-defined meta:name="Info 3"/>
    <meta:user-defined meta:name="Info 4"/>
  </office:meta>
</office:document-meta>
</file>